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 fo:text-align="center" style:justify-single-word="false" style:writing-mode="page"/>
      <style:text-properties style:use-window-font-color="true" style:font-name="Spranq eco sans1" fo:font-size="14pt" fo:font-style="normal" fo:font-weight="bold" officeooo:rsid="000cdbff" officeooo:paragraph-rsid="000cdbff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e63c0" officeooo:paragraph-rsid="002a8532" style:font-style-asian="normal" style:font-style-complex="normal"/>
    </style:style>
    <style:style style:name="P3" style:family="paragraph" style:parent-style-name="Standard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cdbff" officeooo:paragraph-rsid="000cdbff" style:font-style-asian="normal" style:font-style-complex="normal"/>
    </style:style>
    <style:style style:name="P4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e1360" officeooo:paragraph-rsid="00270a6e" style:font-style-asian="normal" style:font-style-complex="normal"/>
    </style:style>
    <style:style style:name="P5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10d210" officeooo:paragraph-rsid="001a8499" style:font-style-asian="normal" style:font-style-complex="normal"/>
    </style:style>
    <style:style style:name="P6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18092e" officeooo:paragraph-rsid="002a8532" style:font-style-asian="normal" style:font-style-complex="normal"/>
    </style:style>
    <style:style style:name="P7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e9170" officeooo:paragraph-rsid="000fbaa3" style:font-style-asian="normal" style:font-style-complex="normal"/>
    </style:style>
    <style:style style:name="P8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f1684" officeooo:paragraph-rsid="000f1684" style:font-style-asian="normal" style:font-style-complex="normal"/>
    </style:style>
    <style:style style:name="P9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1c7a54" officeooo:paragraph-rsid="00239182" style:font-style-asian="normal" style:font-style-complex="normal"/>
    </style:style>
    <style:style style:name="P10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officeooo:rsid="000fbaa3" officeooo:paragraph-rsid="00312b9e" style:font-style-asian="normal" style:font-style-complex="normal"/>
    </style:style>
    <style:style style:name="P11" style:family="paragraph" style:parent-style-name="Standard" style:list-style-name="L1">
      <style:paragraph-properties fo:margin-top="0cm" fo:margin-bottom="0.499cm" loext:contextual-spacing="false" style:writing-mode="page"/>
      <style:text-properties style:use-window-font-color="true" style:font-name="Spranq eco sans1" fo:font-style="normal" fo:font-weight="bold" officeooo:rsid="0034ab4b" officeooo:paragraph-rsid="00377f78" style:font-style-asian="normal" style:font-weight-asian="bold" style:font-style-complex="normal" style:font-weight-complex="bold"/>
    </style:style>
    <style:style style:name="P12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1360" officeooo:paragraph-rsid="000e1360" style:font-style-asian="normal" style:font-style-complex="normal"/>
    </style:style>
    <style:style style:name="P13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1360" officeooo:paragraph-rsid="00226018" style:font-style-asian="normal" style:font-style-complex="normal"/>
    </style:style>
    <style:style style:name="P14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1360" officeooo:paragraph-rsid="0024cb15" style:font-style-asian="normal" style:font-style-complex="normal"/>
    </style:style>
    <style:style style:name="P15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1360" officeooo:paragraph-rsid="0025e5a0" style:font-style-asian="normal" style:font-style-complex="normal"/>
    </style:style>
    <style:style style:name="P16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1360" officeooo:paragraph-rsid="00280afd" style:font-style-asian="normal" style:font-style-complex="normal"/>
    </style:style>
    <style:style style:name="P17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1360" officeooo:paragraph-rsid="002f6ac7" style:font-style-asian="normal" style:font-style-complex="normal"/>
    </style:style>
    <style:style style:name="P18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1360" officeooo:paragraph-rsid="00127a73" style:font-style-asian="normal" style:font-style-complex="normal"/>
    </style:style>
    <style:style style:name="P19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1360" officeooo:paragraph-rsid="003053c5" style:font-style-asian="normal" style:font-style-complex="normal"/>
    </style:style>
    <style:style style:name="P20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fbaa3" officeooo:paragraph-rsid="000fbaa3" style:font-style-asian="normal" style:font-style-complex="normal"/>
    </style:style>
    <style:style style:name="P21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f1684" officeooo:paragraph-rsid="000f1684" style:font-style-asian="normal" style:font-style-complex="normal"/>
    </style:style>
    <style:style style:name="P22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e9170" officeooo:paragraph-rsid="000e9170" style:font-style-asian="normal" style:font-style-complex="normal"/>
    </style:style>
    <style:style style:name="P23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0d210" officeooo:paragraph-rsid="00239182" style:font-style-asian="normal" style:font-style-complex="normal"/>
    </style:style>
    <style:style style:name="P24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0d210" officeooo:paragraph-rsid="001a8499" style:font-style-asian="normal" style:font-style-complex="normal"/>
    </style:style>
    <style:style style:name="P25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0d210" officeooo:paragraph-rsid="0010d210" style:font-style-asian="normal" style:font-style-complex="normal"/>
    </style:style>
    <style:style style:name="P26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86065" officeooo:paragraph-rsid="00186065" style:font-style-asian="normal" style:font-style-complex="normal"/>
    </style:style>
    <style:style style:name="P27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86065" officeooo:paragraph-rsid="001bdc9c" style:font-style-asian="normal" style:font-style-complex="normal"/>
    </style:style>
    <style:style style:name="P28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86065" officeooo:paragraph-rsid="00226018" style:font-style-asian="normal" style:font-style-complex="normal"/>
    </style:style>
    <style:style style:name="P29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86065" officeooo:paragraph-rsid="002a8532" style:font-style-asian="normal" style:font-style-complex="normal"/>
    </style:style>
    <style:style style:name="P30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86065" officeooo:paragraph-rsid="0034ab4b" style:font-style-asian="normal" style:font-style-complex="normal"/>
    </style:style>
    <style:style style:name="P31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c7a54" officeooo:paragraph-rsid="001c7a54" style:font-style-asian="normal" style:font-style-complex="normal"/>
    </style:style>
    <style:style style:name="P32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c7a54" officeooo:paragraph-rsid="00239182" style:font-style-asian="normal" style:font-style-complex="normal"/>
    </style:style>
    <style:style style:name="P33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c7a54" officeooo:paragraph-rsid="001dcffe" style:font-style-asian="normal" style:font-style-complex="normal"/>
    </style:style>
    <style:style style:name="P34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1c7a54" officeooo:paragraph-rsid="0032f9aa" style:font-style-asian="normal" style:font-style-complex="normal"/>
    </style:style>
    <style:style style:name="P35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25e5a0" officeooo:paragraph-rsid="0025e5a0" style:font-style-asian="normal" style:font-style-complex="normal"/>
    </style:style>
    <style:style style:name="P36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25e5a0" officeooo:paragraph-rsid="00269863" style:font-style-asian="normal" style:font-style-complex="normal"/>
    </style:style>
    <style:style style:name="P37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25e5a0" officeooo:paragraph-rsid="00270a6e" style:font-style-asian="normal" style:font-style-complex="normal"/>
    </style:style>
    <style:style style:name="P38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25e5a0" officeooo:paragraph-rsid="00278ca2" style:font-style-asian="normal" style:font-style-complex="normal"/>
    </style:style>
    <style:style style:name="P39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25e5a0" officeooo:paragraph-rsid="002e2691" style:font-style-asian="normal" style:font-style-complex="normal"/>
    </style:style>
    <style:style style:name="P40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25e5a0" officeooo:paragraph-rsid="002f6ac7" style:font-style-asian="normal" style:font-style-complex="normal"/>
    </style:style>
    <style:style style:name="P41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0cdbff" officeooo:paragraph-rsid="000cdbff" style:font-style-asian="normal" style:font-style-complex="normal"/>
    </style:style>
    <style:style style:name="P42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officeooo:rsid="00312b9e" officeooo:paragraph-rsid="00312b9e" style:font-style-asian="normal" style:font-style-complex="normal"/>
    </style:style>
    <style:style style:name="P43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fo:font-weight="bold" officeooo:rsid="002a8532" officeooo:paragraph-rsid="002a8532" style:font-style-asian="normal" style:font-weight-asian="bold" style:font-style-complex="normal" style:font-weight-complex="bold"/>
    </style:style>
    <style:style style:name="P44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fo:font-weight="bold" officeooo:rsid="000e1360" officeooo:paragraph-rsid="000e1360" style:font-style-asian="normal" style:font-weight-asian="bold" style:font-style-complex="normal" style:font-weight-complex="bold"/>
    </style:style>
    <style:style style:name="P45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fo:font-weight="bold" officeooo:rsid="000fbaa3" officeooo:paragraph-rsid="000fbaa3" style:font-style-asian="normal" style:font-weight-asian="bold" style:font-style-complex="normal" style:font-weight-complex="bold"/>
    </style:style>
    <style:style style:name="P46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fo:font-weight="bold" officeooo:rsid="000fbaa3" officeooo:paragraph-rsid="00391d8d" style:font-style-asian="normal" style:font-weight-asian="bold" style:font-style-complex="normal" style:font-weight-complex="bold"/>
    </style:style>
    <style:style style:name="P47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fo:font-weight="bold" officeooo:rsid="00186065" officeooo:paragraph-rsid="00391d8d" style:font-style-asian="normal" style:font-weight-asian="bold" style:font-style-complex="normal" style:font-weight-complex="bold"/>
    </style:style>
    <style:style style:name="P48" style:family="paragraph" style:parent-style-name="Standard" style:list-style-name="L1">
      <style:paragraph-properties fo:margin-top="0cm" fo:margin-bottom="0.199cm" loext:contextual-spacing="false" style:writing-mode="page"/>
      <style:text-properties style:use-window-font-color="true" style:font-name="Spranq eco sans1" fo:font-style="normal" fo:font-weight="bold" officeooo:rsid="001bdc9c" officeooo:paragraph-rsid="00377f78" style:font-style-asian="normal" style:font-weight-asian="bold" style:font-style-complex="normal" style:font-weight-complex="bold"/>
    </style:style>
    <style:style style:name="T1" style:family="text">
      <style:text-properties officeooo:rsid="000e63c0"/>
    </style:style>
    <style:style style:name="T2" style:family="text">
      <style:text-properties officeooo:rsid="000e9170"/>
    </style:style>
    <style:style style:name="T3" style:family="text">
      <style:text-properties officeooo:rsid="000fbaa3"/>
    </style:style>
    <style:style style:name="T4" style:family="text">
      <style:text-properties officeooo:rsid="00127a73"/>
    </style:style>
    <style:style style:name="T5" style:family="text">
      <style:text-properties officeooo:rsid="0017a003"/>
    </style:style>
    <style:style style:name="T6" style:family="text">
      <style:text-properties officeooo:rsid="0018092e"/>
    </style:style>
    <style:style style:name="T7" style:family="text">
      <style:text-properties officeooo:rsid="00186065"/>
    </style:style>
    <style:style style:name="T8" style:family="text">
      <style:text-properties officeooo:rsid="001a8499"/>
    </style:style>
    <style:style style:name="T9" style:family="text">
      <style:text-properties officeooo:rsid="001bdc9c"/>
    </style:style>
    <style:style style:name="T10" style:family="text">
      <style:text-properties officeooo:rsid="001dcffe"/>
    </style:style>
    <style:style style:name="T11" style:family="text">
      <style:text-properties officeooo:rsid="001c7a54"/>
    </style:style>
    <style:style style:name="T12" style:family="text">
      <style:text-properties officeooo:rsid="0020ed13"/>
    </style:style>
    <style:style style:name="T13" style:family="text">
      <style:text-properties officeooo:rsid="0020f555"/>
    </style:style>
    <style:style style:name="T14" style:family="text">
      <style:text-properties officeooo:rsid="00239182"/>
    </style:style>
    <style:style style:name="T15" style:family="text">
      <style:text-properties fo:font-style="italic" officeooo:rsid="00239182" style:font-style-asian="italic" style:font-style-complex="italic"/>
    </style:style>
    <style:style style:name="T16" style:family="text">
      <style:text-properties officeooo:rsid="00269863"/>
    </style:style>
    <style:style style:name="T17" style:family="text">
      <style:text-properties officeooo:rsid="00270a6e"/>
    </style:style>
    <style:style style:name="T18" style:family="text">
      <style:text-properties officeooo:rsid="002a8532"/>
    </style:style>
    <style:style style:name="T19" style:family="text">
      <style:text-properties officeooo:rsid="002e2691"/>
    </style:style>
    <style:style style:name="T20" style:family="text">
      <style:text-properties officeooo:rsid="002f6ac7"/>
    </style:style>
    <style:style style:name="T21" style:family="text">
      <style:text-properties officeooo:rsid="003053c5"/>
    </style:style>
    <style:style style:name="T22" style:family="text">
      <style:text-properties officeooo:rsid="00312b9e"/>
    </style:style>
    <style:style style:name="T23" style:family="text">
      <style:text-properties officeooo:rsid="0032f9aa"/>
    </style:style>
    <style:style style:name="T24" style:family="text">
      <style:text-properties officeooo:rsid="0034ab4b"/>
    </style:style>
    <style:style style:name="T25" style:family="text">
      <style:text-properties officeooo:rsid="0036588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65887" style:font-weight-asian="normal" style:font-weight-complex="normal"/>
    </style:style>
    <style:style style:name="T28" style:family="text">
      <style:text-properties fo:font-weight="normal" officeooo:rsid="00377f78" style:font-weight-asian="normal" style:font-weight-complex="normal"/>
    </style:style>
    <style:style style:name="T29" style:family="text">
      <style:text-properties fo:font-weight="normal" officeooo:rsid="00391d8d" style:font-weight-asian="normal" style:font-weight-complex="normal"/>
    </style:style>
    <style:style style:name="T30" style:family="text">
      <style:text-properties officeooo:rsid="00391d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5">Comandos e Funções</text:span> em Python</text:p>
      <text:p text:style-name="P3"/>
      <text:list xml:id="list3609226155356961877" text:style-name="L1">
        <text:list-item>
          <text:p text:style-name="P43">Apoio:</text:p>
          <text:list>
            <text:list-item>
              <text:p text:style-name="P41">dir(&lt;tipo de dado / variável&gt;) → Apresenta todos os atributos/propriedades e funções/métodos disponíveis para determinado tipo de dado ou variável.</text:p>
            </text:list-item>
            <text:list-item>
              <text:p text:style-name="P41">help(&lt;tipo de dado/variavel.propriedade&gt;) → Apresenta a documentação/como utilizar os atributos/propriedades e funções/métodos disponíveis para determinado tipo de dado ou variável.</text:p>
            </text:list-item>
            <text:list-item>
              <text:p text:style-name="P2">type(&lt;variável/dado&gt;) → Apresenta o tipo da variável/dado.</text:p>
            </text:list-item>
          </text:list>
        </text:list-item>
        <text:list-item>
          <text:p text:style-name="P43">Geral:</text:p>
          <text:list>
            <text:list-item>
              <text:p text:style-name="P12">int(&lt;valor&gt;), float(&lt;valor&gt;), str(&lt;valor&gt;), bool(&lt;valor&gt;) → Cast para esses tipos.</text:p>
            </text:list-item>
            <text:list-item>
              <text:p text:style-name="P25">len(&lt;container&gt;) → Retorna o número de itens em um container.</text:p>
            </text:list-item>
            <text:list-item>
              <text:p text:style-name="P28">max<text:span text:style-name="T6">(&lt;iterável&gt;) → </text:span>Retorna o maior elemento <text:span text:style-name="T18">(para valores numéricos)</text:span>.</text:p>
            </text:list-item>
            <text:list-item>
              <text:p text:style-name="P29">min<text:span text:style-name="T6">(&lt;iterável&gt;) → </text:span>Retorna o menor elemento <text:span text:style-name="T18">(para valores numéricos)</text:span>.</text:p>
            </text:list-item>
            <text:list-item>
              <text:p text:style-name="P6">sum(&lt;iterável&gt;) → Retorna a soma dos elementos <text:span text:style-name="T18">(para valores numéricos)</text:span>.</text:p>
            </text:list-item>
          </text:list>
        </text:list-item>
        <text:list-item>
          <text:p text:style-name="P44">String:</text:p>
          <text:list>
            <text:list-item>
              <text:p text:style-name="P14"><text:span text:style-name="T4">&lt;string&gt;.capitalize() → Retorna a string com a primeira letra em maiúsculo.</text:span></text:p>
            </text:list-item>
            <text:list-item>
              <text:p text:style-name="P14"><text:span text:style-name="T4">&lt;string&gt;.casefold() → Retorna a string em um formato para comparação ignorando maiúsculo e minúsculo.</text:span></text:p>
            </text:list-item>
            <text:list-item>
              <text:p text:style-name="P15"><text:span text:style-name="T4">&lt;string&gt;.center(&lt;comprimento&gt;) → Retorna a string centralizada em um comprimento informado.</text:span></text:p>
            </text:list-item>
            <text:list-item>
              <text:p text:style-name="P15"><text:span text:style-name="T4">&lt;string&gt;.count(&lt;substring&gt;) → Retorna a quantidade de ocorrências da substring.</text:span></text:p>
            </text:list-item>
            <text:list-item>
              <text:p text:style-name="P35"><text:span text:style-name="T4">&lt;string&gt;.</text:span>endswith<text:span text:style-name="T4">(&lt;substring&gt;) → </text:span>Retorna verdadeiro caso a string termine com a substring informada. Retorna falso caso contrário.</text:p>
            </text:list-item>
            <text:list-item>
              <text:p text:style-name="P35"><text:span text:style-name="T4">&lt;string&gt;.</text:span>find<text:span text:style-name="T4">(&lt;substring&gt;) → </text:span>Retorna o menor índice da localização de uma substring. Caso não tenha, retorna -1.</text:p>
            </text:list-item>
            <text:list-item>
              <text:p text:style-name="P36"><text:span text:style-name="T4">&lt;string&gt;.index(&lt;substring&gt;) → </text:span>Retorna o menor índice da localização de uma substring. Caso não tenha, retorna <text:span text:style-name="T16">ValueError</text:span>.</text:p>
            </text:list-item>
            <text:list-item>
              <text:p text:style-name="P36"><text:span text:style-name="T4">&lt;string&gt;.isalnum() → Retorna verdadeiro caso todos os caracteres sejam alfa-numéricos. Falso caso contrário.</text:span></text:p>
            </text:list-item>
            <text:list-item>
              <text:p text:style-name="P36"><text:span text:style-name="T4">&lt;string&gt;.isalpha() → Retorna verdadeiro caso todos os caracteres sejam alfa. Falso caso contrário.</text:span></text:p>
            </text:list-item>
            <text:list-item>
              <text:p text:style-name="P36"><text:span text:style-name="T4">&lt;string&gt;.isascii() → Retorna verdadeiro caso todos os caracteres estejam na tabela ASCII. Falso caso contrário.</text:span></text:p>
            </text:list-item>
            <text:list-item>
              <text:p text:style-name="P36"><text:span text:style-name="T4">&lt;string&gt;.isdecimal() → Retorna verdadeiro caso todos os caracteres sejam números na base 10. Falso caso contrário.</text:span></text:p>
            </text:list-item>
            <text:list-item>
              <text:p text:style-name="P36"><text:span text:style-name="T4">&lt;string&gt;.isdigit() → Retorna verdadeiro caso todos os caracteres sejam dígitos. Falso caso contrário.</text:span></text:p>
            </text:list-item>
            <text:list-item>
              <text:p text:style-name="P37"><text:soft-page-break/><text:span text:style-name="T4">&lt;string&gt;.isidentifier() → Retorna verdadeiro caso a string seja um identificador válido em Python. Falso caso contrário.</text:span></text:p>
            </text:list-item>
            <text:list-item>
              <text:p text:style-name="P37"><text:span text:style-name="T4">&lt;string&gt;.islower() → Retorna verdadeiro caso a string esteja com todos os caracteres em minúsculo. Falso caso contrário.</text:span></text:p>
            </text:list-item>
            <text:list-item>
              <text:p text:style-name="P38"><text:span text:style-name="T4">&lt;string&gt;.isnumeric() → Retorna verdadeiro caso todos os caracteres sejam numéricos. Falso caso contrário.</text:span></text:p>
            </text:list-item>
            <text:list-item>
              <text:p text:style-name="P38"><text:span text:style-name="T4">&lt;string&gt;.isspace() → Retorna verdadeiro caso a string seja um espaço. Falso caso contrário.</text:span></text:p>
            </text:list-item>
            <text:list-item>
              <text:p text:style-name="P38"><text:span text:style-name="T4">&lt;string&gt;.isupper() → Retorna verdadeiro caso a string esteja com todos os caracteres em maiúsculo. Falso caso contrário.</text:span></text:p>
            </text:list-item>
            <text:list-item>
              <text:p text:style-name="P13"><text:span text:style-name="T4">&lt;string&gt;.join(&lt;iterável&gt;) → Retorna uma string da lista colocando o valor iterado entre as palavras.</text:span></text:p>
            </text:list-item>
            <text:list-item>
              <text:p text:style-name="P16"><text:span text:style-name="T4">&lt;string&gt;.ljust(&lt;comprimento&gt;) → Retorna a string na esquerda em um comprimento informado.</text:span></text:p>
            </text:list-item>
            <text:list-item>
              <text:p text:style-name="P13">&lt;string&gt;.lower() → <text:span text:style-name="T17">Retorna a string com </text:span>todas as letras em minúsculo.</text:p>
            </text:list-item>
            <text:list-item>
              <text:p text:style-name="P16"><text:span text:style-name="T4">&lt;string&gt;.lstrip() → Retorna a string sem os espaços na esquerda do primeiro caractere.</text:span></text:p>
            </text:list-item>
            <text:list-item>
              <text:p text:style-name="P16">&lt;string&gt;.<text:span text:style-name="T1">replace(&lt;antigo&gt;, &lt;novo&gt;) → Retorna uma string substituindo uma substring por outra.</text:span></text:p>
            </text:list-item>
            <text:list-item>
              <text:p text:style-name="P39"><text:span text:style-name="T4">&lt;string&gt;.r</text:span>find<text:span text:style-name="T4">(&lt;substring&gt;) → </text:span>Retorna o <text:span text:style-name="T19">maior</text:span> índice da localização de uma substring. Caso não tenha, retorna -1.</text:p>
            </text:list-item>
            <text:list-item>
              <text:p text:style-name="P39"><text:span text:style-name="T4">&lt;string&gt;.rindex(&lt;substring&gt;) → </text:span>Retorna o <text:span text:style-name="T20">maior</text:span> índice da localização de uma substring. Caso não tenha, retorna <text:span text:style-name="T16">ValueError</text:span>.</text:p>
            </text:list-item>
            <text:list-item>
              <text:p text:style-name="P16"><text:span text:style-name="T4">&lt;string&gt;.rjust(&lt;comprimento&gt;) → Retorna a string na direita em um comprimento informado.</text:span></text:p>
            </text:list-item>
            <text:list-item>
              <text:p text:style-name="P17">&lt;string&gt;.<text:span text:style-name="T20">r</text:span>split<text:span text:style-name="T4">()</text:span> → <text:span text:style-name="T20">Retorna uma lista de string, separando as palavras pelo “espaço” (começando pela direita).</text:span></text:p>
            </text:list-item>
            <text:list-item>
              <text:p text:style-name="P17"><text:span text:style-name="T4">&lt;string&gt;.rstrip() → Retorna a string sem os espaços na direita do último caractere.</text:span></text:p>
            </text:list-item>
            <text:list-item>
              <text:p text:style-name="P17">&lt;string&gt;.split<text:span text:style-name="T4">()</text:span> → <text:span text:style-name="T20">Retorna uma lista de string, separando as palavras pelo “espaço” (começando pela esquerda).</text:span></text:p>
            </text:list-item>
            <text:list-item>
              <text:p text:style-name="P18">&lt;string&gt;.split<text:span text:style-name="T4">(&lt;separador&gt;)</text:span> → <text:span text:style-name="T20">Retorna uma lista de string, separando as palavras conforme definido no separador.</text:span></text:p>
            </text:list-item>
            <text:list-item>
              <text:p text:style-name="P17">&lt;string&gt;.split<text:span text:style-name="T20">lines()</text:span> → <text:span text:style-name="T20">Retorna uma lista de linhas da string, separando as palavras pela “quebra da linha”.</text:span></text:p>
            </text:list-item>
            <text:list-item>
              <text:p text:style-name="P40"><text:span text:style-name="T4">&lt;string&gt;.startsw</text:span>ith<text:span text:style-name="T4">(&lt;substring&gt;) → </text:span>Retorna verdadeiro caso a string <text:span text:style-name="T20">comece</text:span> com a substring informada. Retorna falso caso contrário.</text:p>
            </text:list-item>
            <text:list-item>
              <text:p text:style-name="P17"><text:span text:style-name="T4">&lt;string&gt;.strip() → Retorna a string sem os espaços.</text:span></text:p>
            </text:list-item>
            <text:list-item>
              <text:p text:style-name="P19"><text:span text:style-name="T4">&lt;string&gt;.swapcase() → Retorna a string trocando os maiúsculos por minúsculos e vice-versa.</text:span></text:p>
            </text:list-item>
            <text:list-item>
              <text:p text:style-name="P4">&lt;string&gt;.upper() → <text:span text:style-name="T17">Retorna a string com </text:span>todas as letras em maiúsculo.</text:p>
            </text:list-item>
          </text:list>
        </text:list-item>
        <text:list-item>
          <text:p text:style-name="P45">Range:</text:p>
          <text:list>
            <text:list-item>
              <text:p text:style-name="P21">range(&lt;final&gt;) → <text:span text:style-name="T2">Gera uma sequência de valores entre </text:span>0<text:span text:style-name="T2"> e final (excluindo).</text:span></text:p>
            </text:list-item>
            <text:list-item>
              <text:p text:style-name="P22"><text:soft-page-break/>range(&lt;inicial&gt;, &lt;final&gt;) → Gera uma sequência de valores entre inicial (incluindo) e final (excluindo).</text:p>
            </text:list-item>
            <text:list-item>
              <text:p text:style-name="P7">range(&lt;inicial&gt;, &lt;final&gt;, <text:span text:style-name="T3">passo</text:span>) <text:span text:style-name="T3">→ </text:span>Gera uma sequência de valores entre inicial (incluindo) e final (excluindo) <text:span text:style-name="T3">incrementando conforme o valor do passo.</text:span></text:p>
            </text:list-item>
          </text:list>
        </text:list-item>
        <text:list-item>
          <text:p text:style-name="P45">Enumerate:</text:p>
          <text:list>
            <text:list-item>
              <text:p text:style-name="P21">enumerate(&lt;iterável&gt;) → Um enumerate forma um par “contador” e “valor”, montando, por exemplo, uma lista indexada.</text:p>
            </text:list-item>
            <text:list-item>
              <text:p text:style-name="P8">enumerate(&lt;iterável&gt;, start=&lt;valor inicial&gt;) → Um enumerate forma um par “contador” e “valor”, iniciando o contador pelo valor inicial.</text:p>
            </text:list-item>
          </text:list>
        </text:list-item>
        <text:list-item>
          <text:p text:style-name="P46">Lista:<text:span text:style-name="T26"> </text:span><text:span text:style-name="T29">Estruturas dinâmicas que não possuem um limitador de tamanho. </text:span><text:span text:style-name="T28">São referenciados em Python </text:span><text:span text:style-name="T29">por colchetes</text:span><text:span text:style-name="T28"> </text:span><text:span text:style-name="T29">[].</text:span></text:p>
          <text:list>
            <text:list-item>
              <text:p text:style-name="P20">list(&lt;iterável&gt;) → <text:span text:style-name="T7">Cria</text:span> uma lista a partir de algum iterável.</text:p>
            </text:list-item>
            <text:list-item>
              <text:p text:style-name="P23">&lt;lista&gt;.append(&lt;valor&gt;) → Adiciona 1 único valor n<text:span text:style-name="T21">o fim da </text:span>lista.</text:p>
            </text:list-item>
            <text:list-item>
              <text:p text:style-name="P23">&lt;lista&gt;.clear() → Remove todos os elementos da lista.</text:p>
            </text:list-item>
            <text:list-item>
              <text:p text:style-name="P23">&lt;lista&gt;.copy() → Faz uma cópia dos valores da lista <text:span text:style-name="T14">(</text:span><text:span text:style-name="T15">deep copy</text:span><text:span text:style-name="T14">)</text:span>.</text:p>
            </text:list-item>
            <text:list-item>
              <text:p text:style-name="P23">&lt;lista&gt;.count(&lt;valor&gt;) → Conta o número de ocorrências de um valor em uma lista.</text:p>
            </text:list-item>
            <text:list-item>
              <text:p text:style-name="P23">&lt;lista&gt;.extend(&lt;outra lista&gt;) → <text:span text:style-name="T22">Retorna uma lista concatenada</text:span>. Pode utilizar o sinal +.</text:p>
            </text:list-item>
            <text:list-item>
              <text:p text:style-name="P23">&lt;lista&gt;.<text:span text:style-name="T5">index(&lt;elemento&gt;) → Retorna o índice de um elemento na lista. Caso o elemento não esteja na lista, gera um erro. Caso tenha elemento repetido, retorna o índice somente do primeiro elemento encontrado.</text:span></text:p>
            </text:list-item>
            <text:list-item>
              <text:p text:style-name="P23">&lt;lista&gt;.<text:span text:style-name="T5">index(&lt;elemento&gt;, &lt;índice&gt;) → <text:s/>Retorna o índice de um elemento na lista a partir de um índice informado como parâmetro.</text:span></text:p>
            </text:list-item>
            <text:list-item>
              <text:p text:style-name="P23">&lt;lista&gt;.<text:span text:style-name="T5">index(&lt;elemento&gt;, &lt;índice inicial&gt;, &lt;índice final&gt;) → Retorna o índice de um elemento na lista entre os índices informados como parâmetro.</text:span></text:p>
            </text:list-item>
            <text:list-item>
              <text:p text:style-name="P23">&lt;lista&gt;.insert(&lt;índice&gt;, &lt;valor&gt;) → Insere um valor em um determinado índice. Caso o índice não exista, dá erro.</text:p>
            </text:list-item>
            <text:list-item>
              <text:p text:style-name="P23">&lt;lista&gt;.pop() → Remove o último elemento da lista, <text:span text:style-name="T22">retornando-o</text:span>.</text:p>
            </text:list-item>
            <text:list-item>
              <text:p text:style-name="P23">&lt;lista&gt;.pop(&lt;índice&gt;) → Remove o elemento da lista que se encontra no índice especificado. Caso não exista o índice, dará erro.</text:p>
            </text:list-item>
            <text:list-item>
              <text:p text:style-name="P42">&lt;lista&gt;.remove(&lt;valor&gt;) → Remove a primeira ocorrência de um valor na lista. Caso não exista o elemento, dará erro.</text:p>
            </text:list-item>
            <text:list-item>
              <text:p text:style-name="P23">&lt;lista&gt;.reverse() → Inverte os elementos da lista.</text:p>
            </text:list-item>
            <text:list-item>
              <text:p text:style-name="P20">&lt;lista&gt;.sort() → Ordena a lista <text:span text:style-name="T22">de forma crescente</text:span>.</text:p>
            </text:list-item>
            <text:list-item>
              <text:p text:style-name="P10">&lt;lista&gt;.sort(<text:span text:style-name="T22">reverse=True</text:span>) → Ordena a lista <text:span text:style-name="T22">de forma decrescente</text:span>.</text:p>
            </text:list-item>
          </text:list>
        </text:list-item>
        <text:list-item>
          <text:p text:style-name="P47">Tupla:<text:span text:style-name="T26"> </text:span><text:span text:style-name="T29">São imutáveis. </text:span><text:span text:style-name="T28">São referenciados em Python </text:span><text:span text:style-name="T29">por parentêses</text:span><text:span text:style-name="T28"> </text:span><text:span text:style-name="T29">().</text:span></text:p>
          <text:list>
            <text:list-item>
              <text:p text:style-name="P26">tuple(&lt;iterável&gt;) → Cria<text:span text:style-name="T3"> uma </text:span>tupla<text:span text:style-name="T3"> a partir de algum iterável.</text:span></text:p>
            </text:list-item>
            <text:list-item>
              <text:p text:style-name="P24"><text:soft-page-break/>&lt;<text:span text:style-name="T8">tupla</text:span>&gt;.count(&lt;valor&gt;) → Conta o número de ocorrências de um valor em uma <text:span text:style-name="T8">tupla</text:span>.</text:p>
            </text:list-item>
            <text:list-item>
              <text:p text:style-name="P24">&lt;<text:span text:style-name="T8">tupla</text:span>&gt;.<text:span text:style-name="T5">index(&lt;elemento&gt;) → Retorna o índice de um elemento na tupla. Caso o elemento não esteja na tupla, gera um erro. Caso tenha elemento repetido, retorna o índice somente do primeiro elemento encontrado.</text:span></text:p>
            </text:list-item>
            <text:list-item>
              <text:p text:style-name="P24">&lt;<text:span text:style-name="T8">tupla</text:span>&gt;.<text:span text:style-name="T5">index(&lt;elemento&gt;, &lt;índice&gt;) → <text:s/>Retorna o índice de um elemento na tupla a partir de um índice informado como parâmetro.</text:span></text:p>
            </text:list-item>
            <text:list-item>
              <text:p text:style-name="P5">&lt;<text:span text:style-name="T8">tupla</text:span>&gt;.<text:span text:style-name="T5">index(&lt;elemento&gt;, &lt;índice inicial&gt;, &lt;índice final&gt;) → Retorna o índice de um elemento na tupla entre os índices informados como parâmetro.</text:span></text:p>
            </text:list-item>
          </text:list>
        </text:list-item>
        <text:list-item>
          <text:p text:style-name="P48">Dicionário:<text:span text:style-name="T26"> </text:span><text:span text:style-name="T28">São coleções do tipo “chave: valor”, sendo que não pode existir chaves duplicadas. São referenciados em Python </text:span><text:span text:style-name="T29">por</text:span><text:span text:style-name="T28"> chaves {}</text:span></text:p>
          <text:list>
            <text:list-item>
              <text:p text:style-name="P27"><text:span text:style-name="T9">dict</text:span>(&lt;iterável&gt;) → Cria<text:span text:style-name="T3"> uma </text:span>tupla<text:span text:style-name="T3"> a partir de algum iterável.</text:span></text:p>
            </text:list-item>
            <text:list-item>
              <text:p text:style-name="P23">&lt;<text:span text:style-name="T11">dicionário</text:span>&gt;.clear() → Remove todos os elementos d<text:span text:style-name="T12">o dicionário</text:span>.</text:p>
            </text:list-item>
            <text:list-item>
              <text:p text:style-name="P23">&lt;<text:span text:style-name="T11">dicionário</text:span>&gt;.copy() → Faz uma cópia dos valores d<text:span text:style-name="T12">o dicionário</text:span>.</text:p>
            </text:list-item>
            <text:list-item>
              <text:p text:style-name="P23">&lt;<text:span text:style-name="T11">dicionário</text:span>&gt;.<text:span text:style-name="T13">fromkeys</text:span>(<text:span text:style-name="T13">&lt;iterável&gt;, &lt;valor&gt;</text:span>) → <text:span text:style-name="T13">Gera para cada valor do iterável uma chave e atribuirá a esta chave o valor informado (todas as chaves terão o mesmo valor).</text:span></text:p>
            </text:list-item>
            <text:list-item>
              <text:p text:style-name="P31">&lt;dicionário&gt;.get(&lt;chave&gt;) → Retorna o elemento associado a essa chave.</text:p>
            </text:list-item>
            <text:list-item>
              <text:p text:style-name="P32">&lt;dicionário&gt;.<text:span text:style-name="T14">items() → Retorna um dicionário de items (os pares chave e valor ficam em uma lista de tuplas).</text:span></text:p>
            </text:list-item>
            <text:list-item>
              <text:p text:style-name="P32">&lt;dicionário&gt;.<text:span text:style-name="T14">keys() → Retorna um dicionário de chaves (as chaves ficam em uma lista).</text:span></text:p>
            </text:list-item>
            <text:list-item>
              <text:p text:style-name="P32">&lt;dicionário&gt;.<text:span text:style-name="T10">pop(&lt;chave&gt;) → Remove a chave especificada do dicionário. Caso a chave não exista, dará erro.</text:span></text:p>
            </text:list-item>
            <text:list-item>
              <text:p text:style-name="P34">&lt;dicionário&gt;.<text:span text:style-name="T10">popitem() → Remove o último par chave/valor e retorna no formato de tupla. Caso o dicionário esteja vazio, dará erro.</text:span></text:p>
            </text:list-item>
            <text:list-item>
              <text:p text:style-name="P34">&lt;dicionário&gt;.<text:span text:style-name="T23">setdefault() → Retorna o valor do item com a chave especificada. Se a chave não existir, insere a chave, com o valor especificado.</text:span></text:p>
            </text:list-item>
            <text:list-item>
              <text:p text:style-name="P33">&lt;dicionário&gt;.<text:span text:style-name="T10">update(&lt;dicionário&gt;) → Acrescenta o conjunto de chave e valor ao dicionário ou atualiza a informação caso a chave já exista.</text:span></text:p>
            </text:list-item>
            <text:list-item>
              <text:p text:style-name="P9">&lt;dicionário&gt;.<text:span text:style-name="T14">values() → Retorna um dicionário de valores (os valores ficam em uma lista).</text:span></text:p>
            </text:list-item>
          </text:list>
        </text:list-item>
        <text:list-item>
          <text:p text:style-name="P11">Conjunto:<text:span text:style-name="T26"> </text:span><text:span text:style-name="T27">Não é uma estrutura ordenada e não possui valores duplicados. </text:span><text:span text:style-name="T28">Além disso, os elementos não são acessados via índice. São referenciados em Python </text:span><text:span text:style-name="T29">por</text:span><text:span text:style-name="T28"> chaves {}</text:span></text:p>
          <text:list>
            <text:list-item>
              <text:p text:style-name="P30"><text:span text:style-name="T24">set</text:span>(&lt;iterável&gt;) → Cria<text:span text:style-name="T3"> um conjunto a partir de algum iterável.</text:span></text:p>
            </text:list-item>
            <text:list-item>
              <text:p text:style-name="P30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irajara Maltez Jr</meta:initial-creator>
    <meta:creation-date>2019-10-30T12:13:37.608000000</meta:creation-date>
    <dc:date>2019-10-31T17:02:56.969000000</dc:date>
    <dc:creator>Ubirajara Maltez Jr</dc:creator>
    <meta:editing-duration>PT2H14M9S</meta:editing-duration>
    <meta:editing-cycles>14</meta:editing-cycles>
    <meta:generator>LibreOffice/5.2.6.2$Windows_x86 LibreOffice_project/a3100ed2409ebf1c212f5048fbe377c281438fdc</meta:generator>
    <meta:document-statistic meta:table-count="0" meta:image-count="0" meta:object-count="0" meta:page-count="4" meta:paragraph-count="92" meta:word-count="1322" meta:character-count="8760" meta:non-whitespace-character-count="7618"/>
  </office:meta>
</office:document-meta>
</file>